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ff84" officeooo:paragraph-rsid="0009ff84"/>
    </style:style>
    <style:style style:name="P2" style:family="paragraph" style:parent-style-name="Standard">
      <style:text-properties officeooo:paragraph-rsid="000b1b2a"/>
    </style:style>
    <style:style style:name="P3" style:family="paragraph" style:parent-style-name="Standard">
      <style:text-properties officeooo:rsid="000e393a" officeooo:paragraph-rsid="000e393a"/>
    </style:style>
    <style:style style:name="T1" style:family="text">
      <style:text-properties officeooo:rsid="000b1b2a"/>
    </style:style>
    <style:style style:name="T2" style:family="text">
      <style:text-properties style:font-name="Arial1" officeooo:rsid="000b1b2a"/>
    </style:style>
    <style:style style:name="T3" style:family="text">
      <style:text-properties fo:font-variant="normal" fo:text-transform="none" fo:color="#333333" loext:opacity="100%" style:font-name="Arial1" fo:letter-spacing="normal" fo:font-style="normal" fo:font-weight="normal"/>
    </style:style>
    <style:style style:name="T4" style:family="text">
      <style:text-properties fo:font-variant="normal" fo:text-transform="none" fo:color="#333333" loext:opacity="100%" style:font-name="Arial1" fo:letter-spacing="normal" fo:font-style="normal" fo:font-weight="normal" officeooo:rsid="000b1b2a"/>
    </style:style>
    <style:style style:name="T5" style:family="text">
      <style:text-properties fo:font-variant="normal" fo:text-transform="none" fo:color="#333333" loext:opacity="100%" style:font-name="Arial1" fo:letter-spacing="normal" fo:font-style="normal" fo:font-weight="normal" officeooo:rsid="000cf704"/>
    </style:style>
    <style:style style:name="T6" style:family="text">
      <style:text-properties fo:font-variant="normal" fo:text-transform="none" fo:color="#333333" loext:opacity="100%" style:font-name="Arial1" fo:letter-spacing="normal" fo:font-style="normal" fo:font-weight="normal" officeooo:rsid="000fb4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vail à faire 4 :</text:p>
      <text:p text:style-name="P1"/>
      <text:p text:style-name="P2"><text:span text:style-name="T1">1) </text:span><text:span text:style-name="T2">Cookies présents sur le site : cookies nécessaires à la navigation(panier, rétention des choix utilisateur quant aux cookies), Personnalisation de </text:span><text:span text:style-name="T3">contenus éditoriaux </text:span><text:span text:style-name="T4">(utilis</text:span><text:span text:style-name="T5">ation du contenu du panier pour faire des recommandations)</text:span><text:span text:style-name="T3"> </text:span><text:span text:style-name="T4">publicité ciblée.</text:span></text:p>
      <text:p text:style-name="P2"><text:span text:style-name="T4"/></text:p>
      <text:p text:style-name="P3"><text:span text:style-name="T4">2</text:span><text:span text:style-name="T3">) </text:span><text:span text:style-name="T6">Le label de conformité RGPD est une certification qui permet de garantir que la collecte de cookies se fait dans le respect des lois sur les protection des données, donc n’importe quelle application disposant de ce certificat, vérifiable sur le site de la CNIL, peut être disposé à une collecte dans le cadre de la loi</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7T10:27:43.321000000</meta:creation-date>
    <dc:date>2024-09-27T11:44:30.861000000</dc:date>
    <meta:editing-duration>PT18M38S</meta:editing-duration>
    <meta:editing-cycles>4</meta:editing-cycles>
    <meta:generator>LibreOffice/24.8.0.3$Windows_X86_64 LibreOffice_project/0bdf1299c94fe897b119f97f3c613e9dca6be583</meta:generator>
    <meta:document-statistic meta:table-count="0" meta:image-count="0" meta:object-count="0" meta:page-count="1" meta:paragraph-count="3" meta:word-count="96" meta:character-count="593" meta:non-whitespace-character-count="500"/>
  </office:meta>
</office:document-meta>
</file>